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officeooo:paragraph-rsid="0022f2be"/>
    </style:style>
    <style:style style:name="P2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/>
    </style:style>
    <style:style style:name="P3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150309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1fc3b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style:font-size-asian="12pt" style:font-weight-asian="bold" style:font-name-complex="Calibri1" style:font-size-complex="12pt"/>
    </style:style>
    <style:style style:name="P8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2f5496" style:font-name="calibri" fo:font-size="24pt" officeooo:rsid="0013ffed" officeooo:paragraph-rsid="0013ffed" style:font-size-asian="24pt" style:font-name-complex="Calibri1" style:font-size-complex="2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10pt" officeooo:rsid="0022f2be" style:font-size-asian="10pt" style:font-name-complex="Calibri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style:font-size-asian="12pt" style:font-weight-asian="bold" style:font-name-complex="Calibri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2pt" fo:font-weight="bold" officeooo:paragraph-rsid="0027ddb8" style:font-size-asian="12pt" style:font-weight-asian="bold" style:font-name-complex="Calibri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/>
    </style:style>
    <style:style style:name="P14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7ddb8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officeooo:paragraph-rsid="0027ebcc"/>
    </style:style>
    <style:style style:name="P16" style:family="paragraph" style:parent-style-name="Standard" style:list-style-name="WWNum3">
      <style:paragraph-properties fo:margin-top="0in" fo:margin-bottom="0in" loext:contextual-spacing="false" fo:line-height="100%">
        <style:tab-stops>
          <style:tab-stop style:position="1.25in"/>
          <style:tab-stop style:position="7.5in" style:type="right"/>
        </style:tab-stops>
      </style:paragraph-properties>
      <style:text-properties officeooo:paragraph-rsid="0027ddb8"/>
    </style:style>
    <style:style style:name="P17" style:family="paragraph" style:parent-style-name="Standard">
      <style:paragraph-properties fo:margin-left="1.25in" fo:margin-right="0in" fo:margin-top="0in" fo:margin-bottom="0in" loext:contextual-spacing="false" fo:text-indent="0in" style:auto-text-indent="false"/>
      <style:text-properties style:font-name="calibri" officeooo:paragraph-rsid="0020466b"/>
    </style:style>
    <style:style style:name="P18" style:family="paragraph" style:parent-style-name="Standard">
      <style:paragraph-properties fo:margin-left="1.25in" fo:margin-right="0in" fo:text-indent="0in" style:auto-text-indent="false"/>
      <style:text-properties style:font-name="calibri" officeooo:paragraph-rsid="00281d1d"/>
    </style:style>
    <style:style style:name="P19" style:family="paragraph" style:parent-style-name="Standard">
      <style:paragraph-properties fo:margin-left="1.25in" fo:margin-right="0in" fo:text-indent="0in" style:auto-text-indent="false"/>
      <style:text-properties style:font-name="calibri" officeooo:paragraph-rsid="0029317d"/>
    </style:style>
    <style:style style:name="P20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style:font-size-asian="10pt" style:font-name-complex="Calibri1" style:font-size-complex="10pt"/>
    </style:style>
    <style:style style:name="P21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27ebcc" officeooo:paragraph-rsid="0027ebcc" style:font-size-asian="10pt" style:font-name-complex="Calibri1" style:font-size-complex="10pt"/>
    </style:style>
    <style:style style:name="P22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15faa6" officeooo:paragraph-rsid="0027ddb8" style:font-size-asian="10pt" style:font-name-complex="Calibri1" style:font-size-complex="10pt"/>
    </style:style>
    <style:style style:name="P2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paragraph-rsid="0027ddb8" style:font-size-asian="10pt" style:font-name-complex="Calibri1" style:font-size-complex="10pt"/>
    </style:style>
    <style:style style:name="P24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style:font-name="calibri" fo:font-size="10pt" officeooo:rsid="00269a20" officeooo:paragraph-rsid="0027ddb8" style:font-size-asian="10pt" style:font-name-complex="Calibri1" style:font-size-complex="10pt"/>
    </style:style>
    <style:style style:name="P25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1.25in"/>
          <style:tab-stop style:position="7.5in" style:type="right"/>
        </style:tab-stops>
      </style:paragraph-properties>
      <style:text-properties fo:font-variant="normal" fo:text-transform="none" style:font-name="calibri" fo:font-size="10.5pt" fo:letter-spacing="normal" fo:font-style="normal" fo:font-weight="normal" officeooo:paragraph-rsid="0027ddb8" fo:background-color="#ffffff" style:font-size-asian="10pt" style:font-name-complex="Calibri1" style:font-size-complex="10pt" loext:padding="0in" loext:border="none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name-complex="Calibri1" style:font-size-complex="10pt"/>
    </style:style>
    <style:style style:name="T2" style:family="text">
      <style:text-properties fo:font-size="10pt" officeooo:rsid="0013ffed" style:font-size-asian="10pt" style:font-name-complex="Calibri1" style:font-size-complex="10pt"/>
    </style:style>
    <style:style style:name="T3" style:family="text">
      <style:text-properties fo:font-size="10pt" officeooo:rsid="00150309" style:font-size-asian="10pt" style:font-name-complex="Calibri1" style:font-size-complex="10pt"/>
    </style:style>
    <style:style style:name="T4" style:family="text">
      <style:text-properties fo:font-size="10pt" officeooo:rsid="0015faa6" style:font-size-asian="10pt" style:font-name-complex="Calibri1" style:font-size-complex="10pt"/>
    </style:style>
    <style:style style:name="T5" style:family="text">
      <style:text-properties fo:font-size="10pt" officeooo:rsid="0017a453" style:font-size-asian="10pt" style:font-name-complex="Calibri1" style:font-size-complex="10pt"/>
    </style:style>
    <style:style style:name="T6" style:family="text">
      <style:text-properties fo:font-size="10pt" officeooo:rsid="001b6a74" style:font-size-asian="10pt" style:font-name-complex="Calibri1" style:font-size-complex="10pt"/>
    </style:style>
    <style:style style:name="T7" style:family="text">
      <style:text-properties fo:font-size="10pt" officeooo:rsid="001e4b87" style:font-size-asian="10pt" style:font-name-complex="Calibri1" style:font-size-complex="10pt"/>
    </style:style>
    <style:style style:name="T8" style:family="text">
      <style:text-properties fo:font-size="10pt" officeooo:rsid="001f56b4" style:font-size-asian="10pt" style:font-name-complex="Calibri1" style:font-size-complex="10pt"/>
    </style:style>
    <style:style style:name="T9" style:family="text">
      <style:text-properties fo:font-size="10pt" officeooo:rsid="0020466b" style:font-size-asian="10pt" style:font-name-complex="Calibri1" style:font-size-complex="10pt"/>
    </style:style>
    <style:style style:name="T10" style:family="text">
      <style:text-properties fo:font-size="10pt" officeooo:rsid="0022f2be" style:font-size-asian="10pt" style:font-name-complex="Calibri1" style:font-size-complex="10pt"/>
    </style:style>
    <style:style style:name="T11" style:family="text">
      <style:text-properties fo:font-size="10pt" officeooo:rsid="0027ebcc" style:font-size-asian="10pt" style:font-name-complex="Calibri1" style:font-size-complex="10pt"/>
    </style:style>
    <style:style style:name="T12" style:family="text">
      <style:text-properties fo:font-size="10pt" officeooo:rsid="00281d1d" style:font-size-asian="10pt" style:font-name-complex="Calibri1" style:font-size-complex="10pt"/>
    </style:style>
    <style:style style:name="T13" style:family="text">
      <style:text-properties fo:font-size="10pt" officeooo:rsid="0029317d" style:font-size-asian="10pt" style:font-name-complex="Calibri1" style:font-size-complex="1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20466b" style:font-size-asian="10pt" style:font-size-complex="10pt"/>
    </style:style>
    <style:style style:name="T16" style:family="text">
      <style:text-properties fo:font-size="10pt" officeooo:rsid="0029317d" style:font-size-asian="10pt" style:font-size-complex="10pt"/>
    </style:style>
    <style:style style:name="T17" style:family="text">
      <style:text-properties fo:font-size="10pt" fo:font-weight="bold" style:font-size-asian="10pt" style:font-weight-asian="bold" style:font-name-complex="Calibri1" style:font-size-complex="10pt"/>
    </style:style>
    <style:style style:name="T18" style:family="text">
      <style:text-properties fo:font-size="10pt" fo:font-weight="bold" officeooo:rsid="0015faa6" style:font-size-asian="10pt" style:font-weight-asian="bold" style:font-name-complex="Calibri1" style:font-size-complex="10pt"/>
    </style:style>
    <style:style style:name="T19" style:family="text">
      <style:text-properties fo:font-size="10pt" fo:font-weight="bold" officeooo:rsid="001c3c9e" style:font-size-asian="10pt" style:font-weight-asian="bold" style:font-name-complex="Calibri1" style:font-size-complex="10pt"/>
    </style:style>
    <style:style style:name="T20" style:family="text">
      <style:text-properties fo:font-size="10pt" fo:font-weight="bold" style:font-size-asian="10pt" style:font-weight-asian="bold" style:font-size-complex="10pt"/>
    </style:style>
    <style:style style:name="T21" style:family="text">
      <style:text-properties fo:font-size="10pt" fo:font-weight="bold" officeooo:rsid="0020466b" style:font-size-asian="10pt" style:font-weight-asian="bold" style:font-size-complex="10pt" style:font-weight-complex="bold"/>
    </style:style>
    <style:style style:name="T22" style:family="text">
      <style:text-properties fo:font-size="10pt" fo:font-style="italic" style:font-size-asian="10pt" style:font-style-asian="italic" style:font-name-complex="Calibri1" style:font-size-complex="10pt"/>
    </style:style>
    <style:style style:name="T23" style:family="text">
      <style:text-properties fo:font-size="10pt" fo:font-style="italic" officeooo:rsid="0015faa6" style:font-size-asian="10pt" style:font-style-asian="italic" style:font-name-complex="Calibri1" style:font-size-complex="10pt"/>
    </style:style>
    <style:style style:name="T24" style:family="text">
      <style:text-properties fo:font-size="10pt" fo:font-weight="normal" officeooo:rsid="0020466b" style:font-size-asian="10pt" style:font-weight-asian="normal" style:font-size-complex="10pt" style:font-weight-complex="normal"/>
    </style:style>
    <style:style style:name="T25" style:family="text">
      <style:text-properties fo:font-size="12pt" fo:font-weight="bold" style:font-size-asian="12pt" style:font-weight-asian="bold" style:font-name-complex="Calibri1" style:font-size-complex="12pt"/>
    </style:style>
    <style:style style:name="T26" style:family="text">
      <style:text-properties officeooo:rsid="001b6a74"/>
    </style:style>
    <style:style style:name="T27" style:family="text">
      <style:text-properties officeooo:rsid="001f56b4"/>
    </style:style>
    <style:style style:name="T28" style:family="text">
      <style:text-properties fo:font-variant="normal" fo:text-transform="none" fo:font-size="10.5pt" fo:letter-spacing="normal" fo:font-style="normal" fo:font-weight="normal" fo:background-color="#ffffff" loext:char-shading-value="0" loext:padding="0in" loext:border="none"/>
    </style:style>
    <style:style style:name="T29" style:family="text">
      <style:text-properties fo:font-variant="normal" fo:text-transform="none" fo:font-size="10.5pt" fo:letter-spacing="normal" fo:font-style="normal" fo:font-weight="normal" officeooo:rsid="0020466b" fo:background-color="#ffffff" loext:char-shading-value="0" loext:padding="0in" loext:border="none"/>
    </style:style>
    <style:style style:name="T30" style:family="text">
      <style:text-properties fo:font-variant="normal" fo:text-transform="none" style:font-name="calibri" fo:font-size="10.5pt" fo:letter-spacing="normal" fo:font-style="normal" fo:font-weight="normal" fo:background-color="#ffffff" loext:char-shading-value="0" style:font-size-asian="10pt" style:font-weight-asian="bold" style:font-name-complex="Calibri1" style:font-size-complex="10pt" loext:padding="0in" loext:border="none"/>
    </style:style>
    <style:style style:name="T31" style:family="text">
      <style:text-properties fo:font-variant="normal" fo:text-transform="none" style:font-name="calibri" fo:font-size="10.5pt" fo:letter-spacing="normal" fo:font-style="normal" fo:font-weight="normal" officeooo:rsid="0024ed52" fo:background-color="#ffffff" loext:char-shading-value="0" style:font-size-asian="10pt" style:font-weight-asian="bold" style:font-name-complex="Calibri1" style:font-size-complex="10pt" loext:padding="0in" loext:border="none"/>
    </style:style>
    <style:style style:name="T32" style:family="text">
      <style:text-properties officeooo:rsid="0021fc3b"/>
    </style:style>
    <style:style style:name="T33" style:family="text">
      <style:text-properties officeooo:rsid="0024ed52"/>
    </style:style>
    <style:style style:name="T34" style:family="text">
      <style:text-properties officeooo:rsid="00269a20"/>
    </style:style>
    <style:style style:name="T35" style:family="text">
      <style:text-properties officeooo:rsid="0029317d"/>
    </style:style>
    <style:style style:name="gr1" style:family="graphic">
      <style:graphic-properties draw:stroke="solid" svg:stroke-width="0.0311in" svg:stroke-color="#4472c4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563in" fo:margin-top="0.0209in" fo:margin-bottom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ean O’Beirne</text:p>
      <text:p text:style-name="P1"><text:a xlink:type="simple" xlink:href="mailto:sean.t.obeirne@gmail.com" text:style-name="Internet_20_link" text:visited-style-name="Visited_20_Internet_20_Link"><text:span text:style-name="T2">sean.t.obeirne</text:span></text:a><text:a xlink:type="simple" xlink:href="mailto:sean.t.obeirne@gmail.com" text:style-name="Internet_20_link" text:visited-style-name="Visited_20_Internet_20_Link"><text:span text:style-name="T1">@gma</text:span></text:a><text:a xlink:type="simple" xlink:href="mailto:sean.t.obeirne@gmail.com" text:style-name="Internet_20_link" text:visited-style-name="Visited_20_Internet_20_Link"><text:span text:style-name="T2">il</text:span></text:a><text:a xlink:type="simple" xlink:href="mailto:sean.t.obeirne@gmail.com" text:style-name="Internet_20_link" text:visited-style-name="Visited_20_Internet_20_Link"><text:span text:style-name="T1">.</text:span></text:a><text:a xlink:type="simple" xlink:href="mailto:sean.t.obeirne@gmail.com" text:style-name="Internet_20_link" text:visited-style-name="Visited_20_Internet_20_Link"><text:span text:style-name="T2">com</text:span></text:a><text:span text:style-name="T2"> </text:span><text:span text:style-name="T10">| (</text:span><text:span text:style-name="T2">908</text:span><text:span text:style-name="T10">) </text:span><text:span text:style-name="T2">721</text:span><text:span text:style-name="T10">-</text:span><text:span text:style-name="T2">6502</text:span></text:p>
      <text:p text:style-name="P10">github.com/sean-obeirne | linkedin.com/in/sean-o-beirne</text:p>
      <text:p text:style-name="P5"><draw:line text:anchor-type="paragraph" draw:z-index="0" draw:name="Straight Connector 1" draw:style-name="gr1" draw:text-style-name="P26" svg:x1="-1.5571in" svg:y1="0.0831in" svg:x2="6.9244in" svg:y2="0.0839in"><text:p/></draw:line></text:p>
      <text:p text:style-name="P2"><text:span text:style-name="T25">Objective:</text:span><text:span text:style-name="T1"><text:tab/>To obtain a cooperative education position pertaining to the </text:span><text:span text:style-name="T13">development of software</text:span><text:span text:style-name="T1">.</text:span></text:p>
      <text:p text:style-name="P6"><text:tab/>Available May-August 2019, August <text:span text:style-name="T35">2019</text:span>-<text:span text:style-name="T26">April</text:span> 20<text:span text:style-name="T35">20</text:span>.</text:p>
      <text:p text:style-name="P7"/>
      <text:p text:style-name="P4"><text:span text:style-name="T25">Education:</text:span><text:span text:style-name="T1"><text:tab/></text:span></text:p>
      <text:p text:style-name="P4"><text:span text:style-name="T17"><text:tab/>Rochester Institute of Technology</text:span><text:span text:style-name="T1"><text:tab/>Rochester, NY</text:span></text:p>
      <text:p text:style-name="P2"><text:span text:style-name="T1"><text:tab/>Bachelor of Science in Computer Science<text:tab/></text:span><text:span text:style-name="T22">Expected May 202</text:span><text:span text:style-name="T23">2</text:span></text:p>
      <text:p text:style-name="P2"><text:span text:style-name="T1"><text:tab/></text:span><text:span text:style-name="T17">GPA</text:span><text:span text:style-name="T1">: 3.</text:span><text:span text:style-name="T7">64</text:span></text:p>
      <text:p text:style-name="P6"><text:tab/>Dean’s List Recipient Spring 2018</text:p>
      <text:p text:style-name="P15"><text:span text:style-name="T1"><text:tab/></text:span><text:span text:style-name="T17">Relevant Courses</text:span><text:span text:style-name="T1">: </text:span><text:span text:style-name="T6">Principles of Data Management </text:span><text:span text:style-name="T11">(SQL)</text:span><text:span text:style-name="T6">, </text:span><text:span text:style-name="T1">Mechanics of Programming </text:span><text:span text:style-name="T11">(C), </text:span><text:span text:style-name="T6">Computer Science <text:tab/>for Transfer Students </text:span><text:span text:style-name="T11">(Java, Python)</text:span><text:span text:style-name="T1">, Computer Science Theory</text:span><text:span text:style-name="T6">, </text:span><text:span text:style-name="T1">Linear Algebra, Probability and Statistics, <text:tab/></text:span><text:span text:style-name="T4">Discrete Mathe</text:span><text:span text:style-name="T5">matics for Computing</text:span></text:p>
      <text:p text:style-name="P4"><text:span text:style-name="T25">Skills:</text:span><text:span text:style-name="T1"><text:tab/></text:span></text:p>
      <text:p text:style-name="P4"><text:span text:style-name="T17"><text:tab/>Progra</text:span><text:span text:style-name="T19">m</text:span><text:span text:style-name="T17">ming Languages:</text:span><text:span text:style-name="T1"> </text:span><text:span text:style-name="T3">Java, </text:span><text:span text:style-name="T1">C, Python, </text:span><text:span text:style-name="T3">SQL</text:span><text:span text:style-name="T1">, HTML5, CSS</text:span></text:p>
      <text:p text:style-name="P3"><text:span text:style-name="T1"><text:tab/></text:span><text:span text:style-name="T17">Operating Systems:</text:span><text:span text:style-name="T1"> Unix/Linux, Windows</text:span></text:p>
      <text:p text:style-name="P2"><text:span text:style-name="T1"><text:tab/></text:span><text:span text:style-name="T17">Techniques:</text:span><text:span text:style-name="T1"> Git (Version control), </text:span><text:span text:style-name="T12">GitHub,</text:span><text:span text:style-name="T1"> Scrum Process</text:span></text:p>
      <text:p text:style-name="P2"><text:span text:style-name="T1"><text:tab/></text:span><text:span text:style-name="T17">Other:</text:span><text:span text:style-name="T1"> </text:span><text:span text:style-name="T4">Constant </text:span><text:span text:style-name="T7">drive</text:span><text:span text:style-name="T4"> to </text:span><text:span text:style-name="T7">pick up new skills</text:span><text:span text:style-name="T4">. </text:span><text:span text:style-name="T8">Strong sense of self-management. </text:span><text:span text:style-name="T4">Exceptional written and oral <text:tab/>communication skills</text:span></text:p>
      <text:p text:style-name="P12">Experience:<text:tab/></text:p>
      <text:p text:style-name="P14"><text:span text:style-name="T1"><text:tab/></text:span><text:span text:style-name="T18">RIT ITS Service Desk</text:span><text:span text:style-name="T1"><text:tab/></text:span><text:span text:style-name="T4">Rochester, NY</text:span></text:p>
      <text:p text:style-name="P14"><text:span text:style-name="T1"><text:tab/></text:span><text:span text:style-name="T4">Service Desk Representative</text:span><text:span text:style-name="T1"><text:tab/></text:span><text:span text:style-name="T23">August 2</text:span><text:span text:style-name="T22">01</text:span><text:span text:style-name="T23">8 – Present</text:span></text:p>
      <text:list xml:id="list928409336" text:style-name="WWNum3">
        <text:list-item>
          <text:p text:style-name="P25">Assist customers with a wide variety of technological problems</text:p>
        </text:list-item>
        <text:list-item>
          <text:p text:style-name="P23"><text:span text:style-name="T29">I</text:span><text:span text:style-name="T28">nterface with customers in a professional yet personable way</text:span></text:p>
        </text:list-item>
        <text:list-item>
          <text:p text:style-name="P24"><text:span text:style-name="T28">Update and manage internal documentation on a wide variety of possible requests and incidents</text:span></text:p>
        </text:list-item>
        <text:list-item>
          <text:p text:style-name="P25">Cooperate with <text:span text:style-name="T34">other internal teams</text:span> to arrive at solutions to customer concerns</text:p>
        </text:list-item>
        <text:list-item>
          <text:p text:style-name="P16"><text:span text:style-name="T30">Solve new </text:span><text:span text:style-name="T31">technical troubleshooting</text:span><text:span text:style-name="T30"> problems in a timely and efficient manner</text:span></text:p>
        </text:list-item>
      </text:list>
      <text:p text:style-name="P14"><text:span text:style-name="T25"><text:tab/></text:span><text:span text:style-name="T18">Preferred Freezer Services LLC</text:span><text:span text:style-name="T1"><text:tab/></text:span><text:span text:style-name="T4">Chatham</text:span><text:span text:style-name="T1">, NJ</text:span></text:p>
      <text:p text:style-name="P14"><text:span text:style-name="T1"><text:tab/></text:span><text:span text:style-name="T9">Business Analyst</text:span><text:span text:style-name="T4"> Intern</text:span><text:span text:style-name="T1"><text:tab/></text:span><text:span text:style-name="T23">May 2018 – August 2</text:span><text:span text:style-name="T22">01</text:span><text:span text:style-name="T23">8</text:span></text:p>
      <text:list xml:id="list82842720568348" text:continue-numbering="true" text:style-name="WWNum3">
        <text:list-item>
          <text:p text:style-name="P22">Developed <text:span text:style-name="T34">new</text:span> SQL queries to improve business efficiency and data communication <text:span text:style-name="T34">within the company</text:span></text:p>
        </text:list-item>
        <text:list-item>
          <text:p text:style-name="P23">Created <text:span text:style-name="T33">live</text:span> dashboard displays to show <text:span text:style-name="T27">internal </text:span>sales, <text:span text:style-name="T27">operations, </text:span>and management statistics <text:span text:style-name="T33">both in real time and over a period of time</text:span></text:p>
        </text:list-item>
        <text:list-item>
          <text:p text:style-name="P23"><text:span text:style-name="T27">Constantly c</text:span>ommunicated with other teams to field specific <text:span text:style-name="T27">query </text:span>requests</text:p>
        </text:list-item>
        <text:list-item>
          <text:p text:style-name="P23">Assisted with the deployment and implementation of a new business analysis application</text:p>
        </text:list-item>
        <text:list-item>
          <text:p text:style-name="P23"><text:span text:style-name="T4">Worked with a team to collaborate on ideas and report progress</text:span></text:p>
        </text:list-item>
      </text:list>
      <text:p text:style-name="P7">Projects:<text:tab/></text:p>
      <text:p text:style-name="P19"><text:span text:style-name="T20">Web Checkers:</text:span><text:span text:style-name="T14"> </text:span><text:span text:style-name="T16">Currently d</text:span><text:span text:style-name="T14">evelop</text:span><text:span text:style-name="T16">ing</text:span><text:span text:style-name="T14"> </text:span><text:span text:style-name="T16">a </text:span><text:span text:style-name="T14">Web Checkers game in browser using the Spark framework for Java. </text:span><text:span text:style-name="T16">Working with 4 team members </text:span><text:span text:style-name="T14">in an Agile work environment. <text:s/>Us</text:span><text:span text:style-name="T16">ing</text:span><text:span text:style-name="T14"> GitHub for version control and code reviews while also participating in stand-up meetings and adhering to </text:span><text:span text:style-name="T16">Object Oriented</text:span><text:span text:style-name="T14"> design </text:span><text:span text:style-name="T16">principles</text:span><text:span text:style-name="T14">.</text:span></text:p>
      <text:p text:style-name="P18"><text:span text:style-name="T20">JavaFX Board Game:</text:span><text:span text:style-name="T14"> Developed a board game in JavaFX </text:span><text:span text:style-name="T15">t</text:span><text:span text:style-name="T14">hat utilizes threads </text:span><text:span text:style-name="T16">and receives keyboard input.</text:span><text:span text:style-name="T14"> </text:span><text:span text:style-name="T15">U</text:span><text:span text:style-name="T14">sed Git for version control, </text:span><text:span text:style-name="T15">and experimented with a custom AI algorithm.</text:span></text:p>
      <text:p text:style-name="P17"><text:span text:style-name="T21">Language Parser: </text:span><text:span text:style-name="T24">Developed a custom language parser meant to interpret a state diagram and extrapolate a transition matrix for the language, implemented entirely in C while using Git for version control.</text:span></text:p>
      <text:p text:style-name="P7">Interests:<text:tab/></text:p>
      <text:p text:style-name="P8"><text:tab/><text:span text:style-name="T32">Hiking</text:span></text:p>
      <text:p text:style-name="P8"><text:tab/><text:span text:style-name="T32">Billiards</text:span></text:p>
      <text:p text:style-name="P21"><text:tab/>Gam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 vl</meta:initial-creator>
    <meta:editing-cycles>37</meta:editing-cycles>
    <meta:print-date>2018-09-26T04:26:00</meta:print-date>
    <meta:creation-date>2018-09-09T20:26:00</meta:creation-date>
    <dc:date>2019-02-27T08:28:40.969021691</dc:date>
    <meta:editing-duration>PT3H21M52S</meta:editing-duration>
    <meta:generator>LibreOffice/6.0.7.3$Linux_X86_64 LibreOffice_project/00m0$Build-3</meta:generator>
    <meta:document-statistic meta:table-count="0" meta:image-count="0" meta:object-count="0" meta:page-count="1" meta:paragraph-count="39" meta:word-count="390" meta:character-count="2709" meta:non-whitespace-character-count="23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